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142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56in" svg:height="0.0157in" svg:x="5.1346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154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063in" svg:height="0.0169in" svg:x="3.5591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56in" svg:height="0.0004in" svg:x="5.1346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5063in" svg:height="0.0047in" svg:x="3.5591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4"/>
        <table:table-column table:style-name="co8" table:number-columns-repeated="238" table:default-cell-style-name="ce177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3">
            <text:p>3</text:p>
          </table:table-cell>
          <table:table-cell table:style-name="ce167" table:formula="of:=COUNTIF([.L$7:.L$885];[.$J1])" office:value-type="float" office:value="3">
            <text:p>3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0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6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5"/>
          <table:table-cell table:style-name="ce175" table:number-columns-repeated="2"/>
          <table:table-cell table:number-columns-repeated="238"/>
        </table:table-row>
        <table:table-row table:style-name="ro3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75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5"/>
          <table:table-cell table:style-name="ce175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5"/>
          <table:table-cell table:style-name="ce175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5"/>
          <table:table-cell table:style-name="ce17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5"/>
          <table:table-cell table:style-name="ce17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4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29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28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44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  <table:database-ranges>
        <table:database-range table:name="__Anonymous_Sheet_DB__2" table:target-range-address="SniffTest.A6:SniffTest.P67" table:display-filter-buttons="true">
          <table:filter>
            <table:filter-and>
              <table:filter-condition table:field-number="9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7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5-15T17:11:01</dc:date>
    <dc:language>en-US</dc:language>
    <meta:editing-cycles>820</meta:editing-cycles>
    <meta:editing-duration>P12DT1H34M55S</meta:editing-duration>
    <meta:document-statistic meta:table-count="4" meta:cell-count="1223" meta:object-count="9"/>
    <meta:user-defined meta:name="Info 1"/>
    <meta:user-defined meta:name="Info 2"/>
    <meta:user-defined meta:name="Info 3"/>
    <meta:user-defined meta:name="Info 4"/>
  </office:meta>
</office:document-meta>
</file>